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6">
      <style:table-cell-properties fo:background-color="#00CCFF" style:cell-protect="none"/>
    </style:style>
    <style:style style:name="ce7" style:family="table-cell" style:parent-style-name="Default" style:data-style-name="N36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7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16" table:style-name="ce4">
            <text:p>16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Martin Stach</text:p>
          </table:table-cell>
          <table:table-cell office:value-type="string" table:style-name="ce6">
            <text:p>Niklas Kammhoff</text:p>
          </table:table-cell>
          <table:table-cell office:value-type="string" table:style-name="ce6">
            <text:p>Kenan Allahyarl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6-10-10T00:00:00" table:style-name="ce5">
            <text:p>Monday, 2016-10-1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6-10-11T00:00:00" table:style-name="ce5">
            <text:p>Tuesday, 2016-10-1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6-10-12T00:00:00" table:style-name="ce5">
            <text:p>Wednesday, 2016-10-1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6-10-13T00:00:00" table:style-name="ce5">
            <text:p>Thursday, 2016-10-1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6-10-14T00:00:00" table:style-name="ce5">
            <text:p>Friday, 2016-10-1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6-10-15T00:00:00" table:style-name="ce5">
            <text:p>Saturday, 2016-10-1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6-10-16T00:00:00" table:style-name="ce5">
            <text:p>Sunday, 2016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6-10-17T00:00:00" table:style-name="ce5">
            <text:p>Monday, 2016-10-1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6-10-18T00:00:00" table:style-name="ce5">
            <text:p>Tuesday, 2016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6-10-19T00:00:00" table:style-name="ce5">
            <text:p>Wednesday, 2016-10-1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6-10-20T00:00:00" table:style-name="ce5">
            <text:p>Thursday, 2016-10-20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0H30M0S" table:style-name="ce7">
            <text:p>00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6-10-21T00:00:00" table:style-name="ce5">
            <text:p>Friday, 2016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6-10-22T00:00:00" table:style-name="ce5">
            <text:p>Saturday, 2016-10-2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6-10-23T00:00:00" table:style-name="ce5">
            <text:p>Sunday, 2016-10-23</text:p>
          </table:table-cell>
          <table:table-cell table:style-name="ce7"/>
          <table:table-cell office:value-type="time" office:time-value="PT1H15M0S" table:style-name="ce7">
            <text:p>01:15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6-10-24T00:00:00" table:style-name="ce5">
            <text:p>Monday, 2016-10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0-25T00:00:00" table:style-name="ce5">
            <text:p>Tuesday, 2016-10-25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6-10-26T00:00:00" table:style-name="ce5">
            <text:p>Wednesday, 2016-10-26</text:p>
          </table:table-cell>
          <table:table-cell table:style-name="ce7"/>
          <table:table-cell office:value-type="time" office:time-value="PT0H40M0S" table:style-name="ce7">
            <text:p>00:4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6-10-27T00:00:00" table:style-name="ce5">
            <text:p>Thursday, 2016-10-27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6-10-28T00:00:00" table:style-name="ce5">
            <text:p>Friday, 2016-10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0-29T00:00:00" table:style-name="ce5">
            <text:p>Saturday, 2016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0-30T00:00:00" table:style-name="ce5">
            <text:p>Sunday, 2016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0-31T00:00:00" table:style-name="ce5">
            <text:p>Monday, 2016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1-01T00:00:00" table:style-name="ce5">
            <text:p>Tuesday, 2016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1-02T00:00:00" table:style-name="ce5">
            <text:p>Wednesday, 2016-1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1-03T00:00:00" table:style-name="ce5">
            <text:p>Thursday, 2016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1-04T00:00:00" table:style-name="ce5">
            <text:p>Friday, 2016-11-04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6-11-05T00:00:00" table:style-name="ce5">
            <text:p>Saturday, 2016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1-06T00:00:00" table:style-name="ce5">
            <text:p>Sunday, 2016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1-07T00:00:00" table:style-name="ce5">
            <text:p>Monday, 2016-11-07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6-11-08T00:00:00" table:style-name="ce5">
            <text:p>Tuesday, 2016-11-08</text:p>
          </table:table-cell>
          <table:table-cell table:number-columns-repeated="2" table:style-name="ce7"/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 office:value-type="date" office:date-value="2016-11-09T00:00:00" table:style-name="ce5">
            <text:p>Wednesday, 2016-11-09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6-11-10T00:00:00" table:style-name="ce5">
            <text:p>Thursday, 2016-11-1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5H30M0S" table:style-name="ce7">
            <text:p>05:30</text:p>
          </table:table-cell>
          <table:table-cell office:value-type="time" office:time-value="PT2H30M0S" table:style-name="ce7">
            <text:p>02:30</text:p>
          </table:table-cell>
          <table:table-cell table:number-columns-repeated="16380"/>
        </table:table-row>
        <table:table-row table:style-name="ro2">
          <table:table-cell office:value-type="date" office:date-value="2016-11-11T00:00:00" table:style-name="ce5">
            <text:p>Friday, 2016-11-11</text:p>
          </table:table-cell>
          <table:table-cell office:value-type="time" office:time-value="PT1H30M0S" table:style-name="ce7">
            <text:p>01:30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 office:value-type="date" office:date-value="2016-11-12T00:00:00" table:style-name="ce5">
            <text:p>Saturday, 2016-11-12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6-11-13T00:00:00" table:style-name="ce5">
            <text:p>Sunday, 2016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1-14T00:00:00" table:style-name="ce5">
            <text:p>Monday, 2016-11-14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6-11-15T00:00:00" table:style-name="ce5">
            <text:p>Tuesday, 2016-11-15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6-11-16T00:00:00" table:style-name="ce5">
            <text:p>Wednesday, 2016-11-16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6-11-17T00:00:00" table:style-name="ce5">
            <text:p>Thursday, 2016-11-17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6-11-18T00:00:00" table:style-name="ce5">
            <text:p>Friday, 2016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1-19T00:00:00" table:style-name="ce5">
            <text:p>Saturday, 2016-11-19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6-11-20T00:00:00" table:style-name="ce5">
            <text:p>Sunday, 2016-11-2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6-11-21T00:00:00" table:style-name="ce5">
            <text:p>Monday, 2016-11-21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6-11-22T00:00:00" table:style-name="ce5">
            <text:p>Tuesday, 2016-11-22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6-11-23T00:00:00" table:style-name="ce5">
            <text:p>Wednesday, 2016-11-23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6-11-24T00:00:00" table:style-name="ce5">
            <text:p>Thursday, 2016-11-24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6-11-25T00:00:00" table:style-name="ce5">
            <text:p>Friday, 2016-11-25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6-11-26T00:00:00" table:style-name="ce5">
            <text:p>Saturday, 2016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1-27T00:00:00" table:style-name="ce5">
            <text:p>Sunday, 2016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1-28T00:00:00" table:style-name="ce5">
            <text:p>Monday, 2016-11-28</text:p>
          </table:table-cell>
          <table:table-cell table:number-columns-repeated="2"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6-11-29T00:00:00" table:style-name="ce5">
            <text:p>Tuesday, 2016-11-29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6-11-30T00:00:00" table:style-name="ce5">
            <text:p>Wednesday, 2016-11-3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6-12-01T00:00:00" table:style-name="ce5">
            <text:p>Thursday, 2016-12-01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6-12-02T00:00:00" table:style-name="ce5">
            <text:p>Friday, 2016-12-02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6-12-03T00:00:00" table:style-name="ce5">
            <text:p>Saturday, 2016-12-03</text:p>
          </table:table-cell>
          <table:table-cell table:number-columns-repeated="2" table:style-name="ce7"/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6-12-04T00:00:00" table:style-name="ce5">
            <text:p>Sunday, 2016-12-04</text:p>
          </table:table-cell>
          <table:table-cell table:number-columns-repeated="2"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6-12-05T00:00:00" table:style-name="ce5">
            <text:p>Monday, 2016-12-05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6-12-06T00:00:00" table:style-name="ce5">
            <text:p>Tuesday, 2016-12-06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6-12-07T00:00:00" table:style-name="ce5">
            <text:p>Wednesday, 2016-12-07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6-12-08T00:00:00" table:style-name="ce5">
            <text:p>Thursday, 2016-12-08</text:p>
          </table:table-cell>
          <table:table-cell table:style-name="ce7"/>
          <table:table-cell office:value-type="time" office:time-value="PT10H0M0S" table:style-name="ce7">
            <text:p>10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6-12-09T00:00:00" table:style-name="ce5">
            <text:p>Friday, 2016-12-09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6-12-10T00:00:00" table:style-name="ce5">
            <text:p>Saturday, 2016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11T00:00:00" table:style-name="ce5">
            <text:p>Sunday, 2016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12T00:00:00" table:style-name="ce5">
            <text:p>Monday, 2016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13T00:00:00" table:style-name="ce5">
            <text:p>Tuesday, 2016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14T00:00:00" table:style-name="ce5">
            <text:p>Wednesday, 2016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15T00:00:00" table:style-name="ce5">
            <text:p>Thursday, 2016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16T00:00:00" table:style-name="ce5">
            <text:p>Friday, 2016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17T00:00:00" table:style-name="ce5">
            <text:p>Saturday, 2016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18T00:00:00" table:style-name="ce5">
            <text:p>Sunday, 2016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19T00:00:00" table:style-name="ce5">
            <text:p>Monday, 2016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20T00:00:00" table:style-name="ce5">
            <text:p>Tuesday, 2016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21T00:00:00" table:style-name="ce5">
            <text:p>Wednesday, 2016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22T00:00:00" table:style-name="ce5">
            <text:p>Thursday, 2016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23T00:00:00" table:style-name="ce5">
            <text:p>Friday, 2016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24T00:00:00" table:style-name="ce5">
            <text:p>Saturday, 2016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25T00:00:00" table:style-name="ce5">
            <text:p>Sunday, 2016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26T00:00:00" table:style-name="ce5">
            <text:p>Monday, 2016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27T00:00:00" table:style-name="ce5">
            <text:p>Tuesday, 2016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28T00:00:00" table:style-name="ce5">
            <text:p>Wednesday, 2016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29T00:00:00" table:style-name="ce5">
            <text:p>Thursday, 2016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30T00:00:00" table:style-name="ce5">
            <text:p>Friday, 2016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6-12-31T00:00:00" table:style-name="ce5">
            <text:p>Saturday, 2016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01-01T00:00:00" table:style-name="ce5">
            <text:p>Sunday, 2017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01-02T00:00:00" table:style-name="ce5">
            <text:p>Monday, 2017-01-02</text:p>
          </table:table-cell>
          <table:table-cell table:style-name="ce7"/>
          <table:table-cell office:value-type="time" office:time-value="PT10H0M0S" table:style-name="ce7">
            <text:p>10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01-03T00:00:00" table:style-name="ce5">
            <text:p>Tuesday, 2017-01-03</text:p>
          </table:table-cell>
          <table:table-cell table:style-name="ce7"/>
          <table:table-cell office:value-type="time" office:time-value="PT8H0M0S" table:style-name="ce7">
            <text:p>08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01-04T00:00:00" table:style-name="ce5">
            <text:p>Wednesday, 2017-01-04</text:p>
          </table:table-cell>
          <table:table-cell table:style-name="ce7"/>
          <table:table-cell office:value-type="time" office:time-value="PT6H0M0S" table:style-name="ce7">
            <text:p>06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01-05T00:00:00" table:style-name="ce5">
            <text:p>Thursday, 2017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01-06T00:00:00" table:style-name="ce5">
            <text:p>Friday, 2017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01-07T00:00:00" table:style-name="ce5">
            <text:p>Saturday, 2017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01-08T00:00:00" table:style-name="ce5">
            <text:p>Sunday, 2017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01-09T00:00:00" table:style-name="ce5">
            <text:p>Monday, 2017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01-10T00:00:00" table:style-name="ce5">
            <text:p>Tuesday, 2017-01-10</text:p>
          </table:table-cell>
          <table:table-cell office:value-type="time" office:time-value="PT4H0M0S" table:style-name="ce7">
            <text:p>04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01-11T00:00:00" table:style-name="ce5">
            <text:p>Wednesday, 2017-01-11</text:p>
          </table:table-cell>
          <table:table-cell office:value-type="time" office:time-value="PT3H0M0S" table:style-name="ce7">
            <text:p>03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01-12T00:00:00" table:style-name="ce5">
            <text:p>Thursday, 2017-01-12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01-13T00:00:00" table:style-name="ce5">
            <text:p>Friday, 2017-01-13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01-14T00:00:00" table:style-name="ce5">
            <text:p>Saturday, 2017-01-14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01-15T00:00:00" table:style-name="ce5">
            <text:p>Sunday, 2017-01-15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01-16T00:00:00" table:style-name="ce5">
            <text:p>Monday, 2017-01-16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9H0M0S" table:style-name="ce7">
            <text:p>09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7-01-17T00:00:00" table:style-name="ce5">
            <text:p>Tuesday, 2017-01-17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01-18T00:00:00" table:style-name="ce5">
            <text:p>Wednesday, 2017-01-18</text:p>
          </table:table-cell>
          <table:table-cell table:style-name="ce7"/>
          <table:table-cell office:value-type="time" office:time-value="PT6H0M0S" table:style-name="ce7">
            <text:p>06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7-01-19T00:00:00" table:style-name="ce5">
            <text:p>Thursday, 2017-01-19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01-20T00:00:00" table:style-name="ce5">
            <text:p>Friday, 2017-01-20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01-21T00:00:00" table:style-name="ce5">
            <text:p>Saturday, 2017-01-21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01-22T00:00:00" table:style-name="ce5">
            <text:p>Sunday, 2017-01-22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01-23T00:00:00" table:style-name="ce5">
            <text:p>Monday, 2017-01-23</text:p>
          </table:table-cell>
          <table:table-cell table:style-name="ce7"/>
          <table:table-cell office:value-type="time" office:time-value="PT7H0M0S" table:style-name="ce7">
            <text:p>07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01-24T00:00:00" table:style-name="ce5">
            <text:p>Tuesday, 2017-01-24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7-01-25T00:00:00" table:style-name="ce5">
            <text:p>Wednesday, 2017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01-26T00:00:00" table:style-name="ce5">
            <text:p>Thursday, 2017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01-27T00:00:00" table:style-name="ce5">
            <text:p>Friday, 2017-01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01-28T00:00:00" table:style-name="ce5">
            <text:p>Saturday, 2017-01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01-29T00:00:00" table:style-name="ce5">
            <text:p>Sunday, 2017-01-2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01-30T00:00:00" table:style-name="ce5">
            <text:p>Monday, 2017-01-30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0H30M0S" table:style-name="ce7">
            <text:p>00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01-31T00:00:00" table:style-name="ce5">
            <text:p>Tuesday, 2017-01-3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02-01T00:00:00" table:style-name="ce5">
            <text:p>Wednesday, 2017-02-0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02-02T00:00:00" table:style-name="ce5">
            <text:p>Thursday, 2017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02-03T00:00:00" table:style-name="ce5">
            <text:p>Friday, 2017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Martin Stach" table:formula="of:=[.B2]" table:style-name="ce3">
            <text:p>Martin Stach</text:p>
          </table:table-cell>
          <table:table-cell office:value-type="string" office:string-value="Niklas Kammhoff" table:formula="of:=[.C2]" table:style-name="ce3">
            <text:p>Niklas Kammhoff</text:p>
          </table:table-cell>
          <table:table-cell office:value-type="string" office:string-value="Kenan Allahyarli" table:formula="of:=[.D2]" table:style-name="ce3">
            <text:p>Kenan Allahyarli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umme</text:p>
          </table:table-cell>
          <table:table-cell office:value-type="time" office:time-value="PT72H0M0S" table:formula="of:=SUM([.B4:.B120])" table:style-name="ce10">
            <text:p>72:00</text:p>
          </table:table-cell>
          <table:table-cell office:value-type="time" office:time-value="PT145H25M0S" table:formula="of:=SUM([.C4:.C120])" table:style-name="ce10">
            <text:p>145:25</text:p>
          </table:table-cell>
          <table:table-cell office:value-type="time" office:time-value="PT129H0M0S" table:formula="of:=SUM([.D4:.D120])" table:style-name="ce10">
            <text:p>129:00</text:p>
          </table:table-cell>
          <table:table-cell table:style-name="ce1"/>
          <table:table-cell office:value-type="time" office:time-value="PT346H25M0S" table:formula="of:=SUM([.B122:.D122])" table:style-name="ce11">
            <text:p>346:25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time-style style:name="N37" number:truncate-on-overflow="false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Kai Mindermann</meta:initial-creator>
    <dc:creator>Kenan Allahyarli</dc:creator>
    <meta:creation-date>2015-10-06T10:15:48Z</meta:creation-date>
    <dc:date>2017-01-25T15:44:05Z</dc:date>
    <meta:editing-cycles>33</meta:editing-cycles>
    <meta:editing-duration>PT0S</meta:editing-duration>
  </office:meta>
</office:document-meta>
</file>